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variant="normal" fo:text-transform="none" style:font-name="Symbol"/>
    </style:style>
    <style:style style:name="T2" style:family="text">
      <style:text-properties style:font-name="Symbo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ministrative Assistant - HRD Graduate Program</text:p>
      <text:p text:style-name="Standard">Reports to: Patricia Russell </text:p>
      <text:p text:style-name="Standard">Start Date: <text:s/>May 22, 2009</text:p>
      <text:p text:style-name="Standard">End Date: August 20, 2009 </text:p>
      <text:p text:style-name="Standard">Training Period: 2 weeks</text:p>
      <text:p text:style-name="Standard"/>
      <text:p text:style-name="Standard">Administrative Assistant - Job Requirements </text:p>
      <text:p text:style-name="Standard">·Solid working knowledge of Microsoft Office - Excel, Word, Outlook, etc. </text:p>
      <text:p text:style-name="Standard">·Excellent communications skills - written and verbal</text:p>
      <text:p text:style-name="Standard">·Working knowledge of Banner - student records </text:p>
      <text:p text:style-name="Standard">· Attention to detail </text:p>
      <text:p text:style-name="Standard">· Reliable and able to work with confidential information</text:p>
      <text:p text:style-name="Standard"/>
      <text:p text:style-name="Standard">Job responsibilities will include but not be limited to the following</text:p>
      <text:p text:style-name="Standard">· Access Banner - pull reports for student audits, classroom information, and advisor assignments </text:p>
      <text:p text:style-name="Standard">· Sort and distribute daily mail - understanding the timing and locations for moving the mail through the system in a timely manner</text:p>
      <text:p text:style-name="Standard">·Prepare letters and memos to the Graduate Studies Office and faculty - routine communications between the HRD Program and the Graduate Studies Office</text:p>
      <text:p text:style-name="Standard">·Handle incoming phone calls and take messages - Dr. Bush</text:p>
      <text:p text:style-name="Standard">·Make copies - handouts and other documents for Dr. Bush</text:p>
      <text:p text:style-name="Standard">· Filing - student records </text:p>
      <text:p text:style-name="Standard">· Order office supplies as necessary - understand the policy and procedures for online ordering</text:p>
      <text:p text:style-name="Standard">· Complete travel request, request for payments, and expense reimbursement forms for faculty - understanding of procurement processes and procedures </text:p>
      <text:p text:style-name="Standard">· Communicate with the P/T Adjunct faculty- textbook adoptions and syllabus matt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21" meta:word-count="210" meta:character-count="1363"/>
    <dc:date>2009-06-04T12:38:27</dc:date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